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angal1" svg:font-family="Mangal"/>
    <style:font-face style:name="MillerText" svg:font-family="MillerText,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style="normal" fo:font-weight="bold" officeooo:rsid="000f3f4b" officeooo:paragraph-rsid="000f3f4b" style:font-style-asian="normal" style:font-weight-asian="bold" style:font-style-complex="normal" style:font-weight-complex="bold"/>
    </style:style>
    <style:style style:name="P2" style:family="paragraph" style:parent-style-name="Text_20_body">
      <style:text-properties fo:font-size="13pt" fo:language="en" fo:country="US" officeooo:rsid="000f3f4b" officeooo:paragraph-rsid="000f3f4b" style:font-size-asian="13pt" style:font-size-complex="13pt"/>
    </style:style>
    <style:style style:name="P3" style:family="paragraph" style:parent-style-name="Standard">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4" style:family="paragraph" style:parent-style-name="Text_20_body">
      <style:text-properties fo:font-size="12pt" fo:language="en" fo:country="US" officeooo:rsid="000f3f4b" officeooo:paragraph-rsid="000f3f4b" style:font-size-asian="12pt" style:font-size-complex="12pt"/>
    </style:style>
    <style:style style:name="P5" style:family="paragraph" style:parent-style-name="Text_20_body">
      <style:paragraph-properties fo:line-height="150%" fo:text-align="justify" style:justify-single-word="false"/>
      <style:text-properties fo:font-size="20pt" fo:language="en" fo:country="US" officeooo:rsid="000f3f4b" officeooo:paragraph-rsid="000f3f4b" style:font-size-asian="20pt" style:font-size-complex="20pt"/>
    </style:style>
    <style:style style:name="P6" style:family="paragraph" style:parent-style-name="Text_20_body">
      <style:paragraph-properties fo:line-height="150%" fo:text-align="justify" style:justify-single-word="false"/>
      <style:text-properties fo:font-size="20pt" fo:language="en" fo:country="US" officeooo:rsid="000f3f4b" officeooo:paragraph-rsid="001c8832" style:font-size-asian="20pt" style:font-size-complex="20pt"/>
    </style:style>
    <style:style style:name="P7" style:family="paragraph" style:parent-style-name="Text_20_body">
      <style:paragraph-properties fo:line-height="150%" fo:text-align="justify" style:justify-single-word="false"/>
      <style:text-properties fo:font-size="20pt" fo:language="en" fo:country="US" officeooo:rsid="000f3f4b" officeooo:paragraph-rsid="002a00fe" style:font-size-asian="20pt" style:font-size-complex="20pt"/>
    </style:style>
    <style:style style:name="P8" style:family="paragraph" style:parent-style-name="Text_20_body">
      <style:paragraph-properties fo:line-height="150%" fo:text-align="justify" style:justify-single-word="false"/>
      <style:text-properties fo:font-size="20pt" fo:language="en" fo:country="US" officeooo:rsid="000f3f4b" officeooo:paragraph-rsid="002dc2b0" style:font-size-asian="20pt" style:font-size-complex="20pt"/>
    </style:style>
    <style:style style:name="P9" style:family="paragraph" style:parent-style-name="Heading_20_1">
      <style:text-properties fo:font-size="13pt" fo:language="en" fo:country="US" officeooo:rsid="000f3f4b" officeooo:paragraph-rsid="000f3f4b" style:font-size-asian="13pt" style:font-size-complex="13pt"/>
    </style:style>
    <style:style style:name="P10" style:family="paragraph" style:parent-style-name="Title">
      <style:text-properties fo:font-size="16pt" fo:language="en" fo:country="US" officeooo:rsid="001557c1" officeooo:paragraph-rsid="001557c1" style:font-size-asian="16pt" style:font-size-complex="16pt"/>
    </style:style>
    <style:style style:name="T1" style:family="text">
      <style:text-properties fo:font-size="12pt" style:font-size-asian="12pt" style:font-size-complex="12pt"/>
    </style:style>
    <style:style style:name="T2" style:family="text">
      <style:text-properties fo:font-size="12pt" officeooo:rsid="001557c1" style:font-size-asian="12pt" style:font-size-complex="12pt"/>
    </style:style>
    <style:style style:name="T3" style:family="text">
      <style:text-properties fo:font-size="12pt" officeooo:rsid="0015b53f" style:font-size-asian="12pt" style:font-size-complex="12pt"/>
    </style:style>
    <style:style style:name="T4" style:family="text">
      <style:text-properties fo:font-size="12pt" officeooo:rsid="0017554b" style:font-size-asian="12pt" style:font-size-complex="12pt"/>
    </style:style>
    <style:style style:name="T5" style:family="text">
      <style:text-properties fo:font-size="12pt" officeooo:rsid="0019196d" style:font-size-asian="12pt" style:font-size-complex="12pt"/>
    </style:style>
    <style:style style:name="T6" style:family="text">
      <style:text-properties fo:font-size="12pt" officeooo:rsid="001af4b1" style:font-size-asian="12pt" style:font-size-complex="12pt"/>
    </style:style>
    <style:style style:name="T7" style:family="text">
      <style:text-properties fo:font-size="12pt" officeooo:rsid="001c8832" style:font-size-asian="12pt" style:font-size-complex="12pt"/>
    </style:style>
    <style:style style:name="T8" style:family="text">
      <style:text-properties fo:font-size="12pt" officeooo:rsid="001e7a9e" style:font-size-asian="12pt" style:font-size-complex="12pt"/>
    </style:style>
    <style:style style:name="T9" style:family="text">
      <style:text-properties fo:font-size="12pt" officeooo:rsid="001fa7b3" style:font-size-asian="12pt" style:font-size-complex="12pt"/>
    </style:style>
    <style:style style:name="T10" style:family="text">
      <style:text-properties fo:font-size="12pt" officeooo:rsid="00218d15" style:font-size-asian="12pt" style:font-size-complex="12pt"/>
    </style:style>
    <style:style style:name="T11" style:family="text">
      <style:text-properties fo:font-size="12pt" officeooo:rsid="0024655c" style:font-size-asian="12pt" style:font-size-complex="12pt"/>
    </style:style>
    <style:style style:name="T12" style:family="text">
      <style:text-properties fo:font-size="12pt" officeooo:rsid="0024fe14" style:font-size-asian="12pt" style:font-size-complex="12pt"/>
    </style:style>
    <style:style style:name="T13" style:family="text">
      <style:text-properties fo:font-size="12pt" officeooo:rsid="0026673d" style:font-size-asian="12pt" style:font-size-complex="12pt"/>
    </style:style>
    <style:style style:name="T14" style:family="text">
      <style:text-properties fo:font-size="12pt" officeooo:rsid="0028324d" style:font-size-asian="12pt" style:font-size-complex="12pt"/>
    </style:style>
    <style:style style:name="T15" style:family="text">
      <style:text-properties fo:font-size="12pt" officeooo:rsid="002a00fe" style:font-size-asian="12pt" style:font-size-complex="12pt"/>
    </style:style>
    <style:style style:name="T16" style:family="text">
      <style:text-properties fo:font-size="12pt" officeooo:rsid="002dc2b0" style:font-size-asian="12pt" style:font-size-complex="12pt"/>
    </style:style>
    <style:style style:name="T17" style:family="text">
      <style:text-properties fo:font-size="12pt" officeooo:rsid="002eba07" style:font-size-asian="12pt" style:font-size-complex="12pt"/>
    </style:style>
    <style:style style:name="T18" style:family="text">
      <style:text-properties fo:font-size="12pt" officeooo:rsid="002f875d" style:font-size-asian="12pt" style:font-size-complex="12pt"/>
    </style:style>
    <style:style style:name="T19" style:family="text">
      <style:text-properties fo:font-size="12pt" officeooo:rsid="002fb4c3" style:font-size-asian="12pt" style:font-size-complex="12pt"/>
    </style:style>
    <style:style style:name="T20" style:family="text">
      <style:text-properties fo:font-size="12pt" officeooo:rsid="0031ad7e" style:font-size-asian="12pt" style:font-size-complex="12pt"/>
    </style:style>
    <style:style style:name="T21" style:family="text">
      <style:text-properties fo:font-size="12pt" officeooo:rsid="00335a1b" style:font-size-asian="12pt" style:font-size-complex="12pt"/>
    </style:style>
    <style:style style:name="T22" style:family="text">
      <style:text-properties officeooo:rsid="00129e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text:tab/><text:span text:style-name="T22">Ömer Musa Battal<text:tab/><text:tab/><text:tab/>CS-101 – Section 07<text:tab/><text:tab/><text:tab/>Date: 19.11.2016</text:span></text:p>
      <text:p text:style-name="P1">HW_Essay: Contemporary Issues in Computing</text:p>
      <text:p text:style-name="P1"/>
      <text:p text:style-name="P10">Effects of Technology on People’s Jobs</text:p>
      <text:p text:style-name="P5"><text:span text:style-name="T2"><text:tab/>Humans </text:span><text:span text:style-name="T3">have long been developing tools to make their work easier. </text:span><text:span text:style-name="T4">These efforts often resulted in a more convenient world for them to live. Many types of physical labor that were done by humans before are now being done by</text:span><text:span text:style-name="T5"> automated robots and machinery</text:span><text:span text:style-name="T4">. They are more powerful, reliable and efficient than humans could ever hope to be. </text:span><text:span text:style-name="T5">The superiority of these technologies thus results in a decrease in human employment in many areas like manufacturing and mining, but this led people to work in jobs that require higher skills </text:span><text:span text:style-name="T6">and mental work, rather than</text:span><text:span text:style-name="T5"> muscle power in general. </text:span><text:span text:style-name="T6">However, contemporary developments in computer technology and software aim to take the place of even these workers, and people might not be able to adapt and find new jobs as fast as needed. Yet, some people argue that technologies not only take the place of human workers, they also generate new jobs for humans. The aim of this essay is to examine both arguments and, hopefully, come to a conclusion.</text:span></text:p>
      <text:p text:style-name="P6"><text:span text:style-name="T6"><text:tab/></text:span><text:span text:style-name="T7">Many experts that responded to the 2014 Future of the Internet canvassing foresaw that robotics and artificial intelligence will take place in wide portions of daily life by 2025. The anticipations cover a wide variety of industries, from health-care to house maintenance. </text:span><text:span text:style-name="T8">Even though they are consistent in their thoughts on the development of technology, their thoughts on how these developments will effect human employment is largely divided. Nearly half of these experts envisioned a future which had robots and digital agents replacing a vast majority of human workers, including both blue-collar and white-collar workers. They expressed their concerns that this will result in significant increases in income inequality, mass non-employability </text:span><text:span text:style-name="T9">and social order breakdowns. The other half of these </text:span><text:span text:style-name="T10">experts expected that technology will not take place of more jobs than it creates. This group of experts thought that human jobs of today will probably be automated in the near future; but they still believed that humans will be able to come up with new jobs to do, like they did after the Industrial revolution[1].</text:span></text:p>
      <text:p text:style-name="P7"><text:span text:style-name="T10"><text:tab/></text:span><text:span text:style-name="T11">A piece of evidence for the thought of technology replacing human labor can be the chart of productivity in the US. Productivity is described as “the amount of economic value created for a given unit of input, such as an hour of labor”, and it is considered as an essential indicator of growth, wealth creation and progress. When compared with total employment, for years after World War II, the two lines stayed relatively close to one another, </text:span><text:span text:style-name="T12">as the</text:span><text:span text:style-name="T11"> increase </text:span><text:span text:style-name="T12">in</text:span><text:span text:style-name="T11"> jobs c</text:span><text:span text:style-name="T12">omplied with the increase in productivity. </text:span><text:span text:style-name="T13">This chart shows the relation between the two: as more value is generated from workers, the country became richer and this in turn enhanced the economic activity and the creation of more jobs. But then, beginning from 2000, the two lines started to diverge. Productivity </text:span><text:soft-page-break/><text:span text:style-name="T13">kept rising, but total employment stagnated. </text:span><text:span text:style-name="T14">The reason of this outcome can be technology replacing human workers, and some experts argue that this might be the case. Technology increases wealth of society and boosts productivity, but it also eliminates the need for many types of jobs and typical worker is left off even worse than before. Technology advances so fast that humans just can’t keep up. </text:span><text:span text:style-name="T15">As Brynjolfsson points out, “It’s the great paradox of our era”[2].</text:span></text:p>
      <text:p text:style-name="P8"><text:span text:style-name="T15"><text:tab/></text:span><text:span text:style-name="T16">Still, many labor economists say the data is far from conclusive to say that technology is the cause of the stagnation in job growth. Many other explanations can be made about the slowness of job creation, like the financial crises that occurred around 2000s </text:span><text:span text:style-name="T17">and global trade issues</text:span><text:span text:style-name="T16">. </text:span><text:span text:style-name="T17">It is hard to know, since it is difficult to separate the effects of technology from other economic effects. </text:span><text:span text:style-name="T16">Poor job growth could just be resulted from the slowdown of the economy, </text:span><text:span text:style-name="T17">and not a lot of conclusive evidence is here to link it to computers and technology </text:span><text:span text:style-name="T18">[2]</text:span><text:span text:style-name="T17">. </text:span></text:p>
      <text:p text:style-name="P8"><text:span text:style-name="T17"><text:tab/></text:span><text:span text:style-name="T19">Another aspect of the effect of technology on jobs is that it changes the types of available jobs, and these changes may not be considered as good for always. Repetitive production jobs which typically generates middle class income is more likely to be replaced by computers, while higher paying jobs, which require creativity and problem solving</text:span><text:span text:style-name="T21">;</text:span><text:span text:style-name="T19"> and low skill jobs </text:span><text:span text:style-name="T20">proliferate. </text:span><text:span text:style-name="T21">This can result in a polarized workforce, with middle class being hollowed out. Technology might not just affect the total number of jobs, it might have a significant effect on the distribution of them [2].</text:span></text:p>
      <text:p text:style-name="P8"><text:span text:style-name="T21"><text:tab/></text:span></text:p>
      <text:h text:style-name="P9" text:outline-level="1">References</text:h>
      <text:p text:style-name="P2"><text:tab/><text:span text:style-name="T1">[1] Reference 1</text:span></text:p>
      <text:p text:style-name="P4"><text:tab/>[2] Referenc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Mangal1" svg:font-family="Mangal"/>
    <style:font-face style:name="MillerText" svg:font-family="MillerText,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5:35:53.487000000</meta:creation-date>
    <dc:date>2016-11-13T22:17:42.872661891</dc:date>
    <meta:editing-duration>PT3H41M35S</meta:editing-duration>
    <meta:editing-cycles>19</meta:editing-cycles>
    <meta:generator>LibreOffice/5.1.4.2$Linux_X86_64 LibreOffice_project/10m0$Build-2</meta:generator>
    <meta:document-statistic meta:table-count="0" meta:image-count="0" meta:object-count="0" meta:page-count="2" meta:paragraph-count="12" meta:word-count="775" meta:character-count="4690" meta:non-whitespace-character-count="3912"/>
  </office:meta>
</office:document-meta>
</file>